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7be" officeooo:paragraph-rsid="001b17be"/>
    </style:style>
    <style:style style:name="P2" style:family="paragraph" style:parent-style-name="Standard">
      <style:paragraph-properties fo:text-align="center" style:justify-single-word="false"/>
      <style:text-properties officeooo:rsid="001b17be" officeooo:paragraph-rsid="001b17be"/>
    </style:style>
    <style:style style:name="P3" style:family="paragraph" style:parent-style-name="Standard">
      <style:text-properties officeooo:rsid="001c6ae3" officeooo:paragraph-rsid="001c6ae3"/>
    </style:style>
    <style:style style:name="P4" style:family="paragraph" style:parent-style-name="Standard">
      <style:text-properties fo:font-weight="bold" officeooo:rsid="001b17be" officeooo:paragraph-rsid="001b17be" style:font-weight-asian="bold" style:font-weight-complex="bold"/>
    </style:style>
    <style:style style:name="P5" style:family="paragraph" style:parent-style-name="Standard">
      <style:text-properties fo:font-weight="bold" officeooo:rsid="001c6ae3" officeooo:paragraph-rsid="001c6ae3" style:font-weight-asian="bold" style:font-weight-complex="bold"/>
    </style:style>
    <style:style style:name="P6" style:family="paragraph" style:parent-style-name="Standard">
      <style:text-properties officeooo:rsid="001cbde9" officeooo:paragraph-rsid="001cbde9"/>
    </style:style>
    <style:style style:name="P7" style:family="paragraph" style:parent-style-name="Standard" style:list-style-name="L1">
      <style:text-properties officeooo:rsid="001c6ae3" officeooo:paragraph-rsid="001c6ae3"/>
    </style:style>
    <style:style style:name="P8" style:family="paragraph" style:parent-style-name="Standard">
      <style:text-properties officeooo:rsid="001c6ae3" officeooo:paragraph-rsid="001c6ae3"/>
    </style:style>
    <style:style style:name="P9" style:family="paragraph" style:parent-style-name="Standard" style:list-style-name="L1">
      <style:text-properties officeooo:rsid="001d933b" officeooo:paragraph-rsid="001d933b"/>
    </style:style>
    <style:style style:name="P10" style:family="paragraph" style:parent-style-name="Standard" style:list-style-name="L1">
      <style:text-properties officeooo:rsid="001f90da" officeooo:paragraph-rsid="001f90da"/>
    </style:style>
    <style:style style:name="P11" style:family="paragraph" style:parent-style-name="Standard">
      <style:text-properties officeooo:rsid="00212c2c" officeooo:paragraph-rsid="00212c2c"/>
    </style:style>
    <style:style style:name="T1" style:family="text">
      <style:text-properties officeooo:rsid="001c6a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 Front séance 5</text:p>
      <text:p text:style-name="P1"/>
      <text:p text:style-name="P2">Déroulement de séance</text:p>
      <text:p text:style-name="P1"/>
      <text:p text:style-name="P4">Révision JS : </text:p>
      <text:p text:style-name="P1"/>
      <text:p text:style-name="P1">Objet littéral et destructuration</text:p>
      <text:p text:style-name="P1"/>
      <text:p text:style-name="P4">Notion de base</text:p>
      <text:p text:style-name="P1"/>
      <text:p text:style-name="P1">Import de <text:span text:style-name="T1">modules</text:span></text:p>
      <text:p text:style-name="P1"/>
      <text:p text:style-name="P5">Codesandbox</text:p>
      <text:p text:style-name="P3"/>
      <text:p text:style-name="P3"><text:s text:c="4"/>// A SAVOIR</text:p>
      <text:p text:style-name="P3"/>
      <text:p text:style-name="P3"><text:s text:c="6"/>// • L’utilisation de code JSX nécéssite l’utilisation du protocole HTTP. </text:p>
      <text:p text:style-name="P3"><text:s text:c="6"/>// • un seul élément parent peut être retourné</text:p>
      <text:p text:style-name="P3"><text:s text:c="6"/>// • les accolades sont utilisées pour encadrer le code js</text:p>
      <text:p text:style-name="P3"><text:s text:c="6"/>// • utiliser des parenthèses autour du code retourné</text:p>
      <text:p text:style-name="P3"><text:s text:c="6"/>// • les commentaires : {/* ...*/}</text:p>
      <text:p text:style-name="P3"/>
      <text:p text:style-name="P6">Notions abordées :</text:p>
      <text:list xml:id="list4276577771" text:style-name="L1">
        <text:list-item>
          <text:p text:style-name="P7">Les propriétés d'un composant</text:p>
        </text:list-item>
        <text:list-item>
          <text:p text:style-name="P7">Propriétés de style en camelCase</text:p>
        </text:list-item>
        <text:list-item>
          <text:p text:style-name="P9">Boucler sur un jeu de données</text:p>
        </text:list-item>
        <text:list-item>
          <text:p text:style-name="P10">Poser des conditions</text:p>
        </text:list-item>
      </text:list>
      <text:p text:style-name="P3"/>
      <text:p text:style-name="P3"/>
      <text:p text:style-name="P11">Séance du 15/03 : Evalu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6T17:25:51.704602722</meta:creation-date>
    <meta:generator>LibreOffice/6.4.7.2$Linux_X86_64 LibreOffice_project/40$Build-2</meta:generator>
    <dc:date>2023-03-09T18:59:47.446902315</dc:date>
    <meta:editing-duration>PT10M12S</meta:editing-duration>
    <meta:editing-cycles>6</meta:editing-cycles>
    <meta:document-statistic meta:table-count="0" meta:image-count="0" meta:object-count="0" meta:page-count="1" meta:paragraph-count="19" meta:word-count="101" meta:character-count="602" meta:non-whitespace-character-count="488"/>
  </office:meta>
</office:document-meta>
</file>